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829" officeooo:paragraph-rsid="00034829"/>
    </style:style>
    <style:style style:name="P2" style:family="paragraph" style:parent-style-name="Text_20_body">
      <style:text-properties officeooo:rsid="00034829" officeooo:paragraph-rsid="00034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aragraph.</text:p>
      <text:p text:style-name="P2">Paragraph with explicit line breaks:<text:line-break/>First line<text:line-break/>second line<text:line-break/>third line</text:p>
      <text:p text:style-name="P2">Another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0:25:58.798000000</meta:creation-date>
    <dc:date>2017-10-29T20:27:35.397000000</dc:date>
    <meta:editing-duration>PT1M37S</meta:editing-duration>
    <meta:editing-cycles>1</meta:editing-cycles>
    <meta:document-statistic meta:table-count="0" meta:image-count="0" meta:object-count="0" meta:page-count="1" meta:paragraph-count="3" meta:word-count="15" meta:character-count="104" meta:non-whitespace-character-count="92"/>
    <meta:generator>LibreOffice/5.1.3.2$Windows_x86 LibreOffice_project/644e4637d1d8544fd9f56425bd6cec110e49301b</meta:generator>
  </office:meta>
</office:document-meta>
</file>